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15pt" style:text-underline-style="solid" style:text-underline-width="auto" style:text-underline-color="font-color" officeooo:rsid="000be1da" officeooo:paragraph-rsid="000be1da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5pt" style:text-underline-style="solid" style:text-underline-width="auto" style:text-underline-color="font-color" officeooo:rsid="000be1da" officeooo:paragraph-rsid="000be1d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5pt" style:text-underline-style="none" officeooo:rsid="000be1da" officeooo:paragraph-rsid="000be1d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0c7c72" officeooo:paragraph-rsid="000c7c7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0c7c72" officeooo:paragraph-rsid="0013912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1282da" officeooo:paragraph-rsid="0013912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132b85" officeooo:paragraph-rsid="00132b8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139128" officeooo:paragraph-rsid="0013912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18900a" officeooo:paragraph-rsid="001890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18900a" officeooo:paragraph-rsid="001ab30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ucida Console" fo:font-size="12pt" style:text-underline-style="solid" style:text-underline-width="auto" style:text-underline-color="font-color" officeooo:rsid="000c7c72" officeooo:paragraph-rsid="000c7c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ucida Console" fo:font-size="12pt" style:text-underline-style="none" officeooo:rsid="001282da" officeooo:paragraph-rsid="001e71e0" style:font-size-asian="12pt" style:font-size-complex="12pt"/>
    </style:style>
    <style:style style:name="T1" style:family="text">
      <style:text-properties officeooo:rsid="000e79b3"/>
    </style:style>
    <style:style style:name="T2" style:family="text">
      <style:text-properties fo:font-style="italic" officeooo:rsid="000e79b3" style:font-style-asian="italic" style:font-style-complex="italic"/>
    </style:style>
    <style:style style:name="T3" style:family="text">
      <style:text-properties fo:font-style="italic" officeooo:rsid="0010b9a0" style:font-style-asian="italic" style:font-style-complex="italic"/>
    </style:style>
    <style:style style:name="T4" style:family="text">
      <style:text-properties fo:font-style="italic" officeooo:rsid="00139128" style:font-style-asian="italic" style:font-style-complex="italic"/>
    </style:style>
    <style:style style:name="T5" style:family="text">
      <style:text-properties officeooo:rsid="00139128"/>
    </style:style>
    <style:style style:name="T6" style:family="text">
      <style:text-properties officeooo:rsid="0015724c"/>
    </style:style>
    <style:style style:name="T7" style:family="text">
      <style:text-properties officeooo:rsid="001bd1a9"/>
    </style:style>
    <style:style style:name="T8" style:family="text">
      <style:text-properties officeooo:rsid="001e7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mo Shell/Bash</text:p>
      <text:p text:style-name="P2"/>
      <text:p text:style-name="P3"/>
      <text:p text:style-name="P5">rm <text:span text:style-name="T5">– R</text:span>e<text:span text:style-name="T7">M</text:span>ove <text:span text:style-name="T5">(for files)</text:span></text:p>
      <text:p text:style-name="P5">rm -<text:span text:style-name="T1">rf </text:span><text:span text:style-name="T2">directory</text:span><text:span text:style-name="T3">N</text:span><text:span text:style-name="T2">ame </text:span><text:span text:style-name="T4">– </text:span></text:p>
      <text:p text:style-name="P4"/>
      <text:p text:style-name="P4">scp – utiliser GIT</text:p>
      <text:p text:style-name="P5">cp <text:span text:style-name="T5">–</text:span> utiliser GIT</text:p>
      <text:p text:style-name="P5">sftp <text:span text:style-name="T5">–</text:span> utiliser GIT</text:p>
      <text:p text:style-name="P5">ftp <text:span text:style-name="T5">–</text:span> utiliser GIT</text:p>
      <text:p text:style-name="P11"/>
      <text:p text:style-name="P6">nano <text:span text:style-name="T5">–</text:span> <text:span text:style-name="T8">créer fichier</text:span></text:p>
      <text:p text:style-name="P12">vim <text:span text:style-name="T5">–</text:span> <text:span text:style-name="T8">créer fichier</text:span></text:p>
      <text:p text:style-name="P7">SUDO – SUper User DO </text:p>
      <text:p text:style-name="P8">SUDO -S – <text:span text:style-name="T6">SUDO permanent (besoin de le taper une seule fois)</text:span></text:p>
      <text:p text:style-name="P8"/>
      <text:p text:style-name="P9">chmod <text:span text:style-name="T5">– CHange – modifier les droits</text:span></text:p>
      <text:p text:style-name="P10">chown <text:span text:style-name="T5">– CHange OWNer – modifier propriétaire</text:span></text:p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21:34.708000000</meta:creation-date>
    <dc:date>2018-02-16T09:44:20.998000000</dc:date>
    <meta:editing-duration>PT6M19S</meta:editing-duration>
    <meta:editing-cycles>20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3" meta:word-count="52" meta:character-count="333" meta:non-whitespace-character-count="278"/>
  </office:meta>
</office:document-meta>
</file>